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059" officeooo:paragraph-rsid="001ef059"/>
    </style:style>
    <style:style style:name="P2" style:family="paragraph" style:parent-style-name="Standard" style:list-style-name="L1">
      <style:text-properties officeooo:rsid="002005f5" officeooo:paragraph-rsid="002005f5"/>
    </style:style>
    <style:style style:name="P3" style:family="paragraph" style:parent-style-name="Standard" style:list-style-name="L1">
      <style:text-properties officeooo:rsid="00217823" officeooo:paragraph-rsid="00217823"/>
    </style:style>
    <style:style style:name="P4" style:family="paragraph" style:parent-style-name="Standard" style:list-style-name="L1">
      <style:text-properties officeooo:rsid="0022938d" officeooo:paragraph-rsid="0022938d"/>
    </style:style>
    <style:style style:name="P5" style:family="paragraph" style:parent-style-name="Standard">
      <style:text-properties officeooo:rsid="0024771a" officeooo:paragraph-rsid="00275236"/>
    </style:style>
    <style:style style:name="P6" style:family="paragraph" style:parent-style-name="Standard" style:list-style-name="L1">
      <style:text-properties officeooo:rsid="0025cdd3" officeooo:paragraph-rsid="0025cdd3"/>
    </style:style>
    <style:style style:name="P7" style:family="paragraph" style:parent-style-name="Standard" style:list-style-name="L1">
      <style:text-properties officeooo:paragraph-rsid="00288814"/>
    </style:style>
    <style:style style:name="P8" style:family="paragraph" style:parent-style-name="Standard" style:list-style-name="L1">
      <style:text-properties officeooo:rsid="0027d636" officeooo:paragraph-rsid="0027d636"/>
    </style:style>
    <style:style style:name="P9" style:family="paragraph" style:parent-style-name="Standard" style:list-style-name="L1">
      <style:text-properties fo:font-weight="bold" officeooo:rsid="001ef059" officeooo:paragraph-rsid="001ef059" style:font-weight-asian="bold" style:font-weight-complex="bold"/>
    </style:style>
    <style:style style:name="P10" style:family="paragraph" style:parent-style-name="Standard" style:list-style-name="L1">
      <style:text-properties fo:font-weight="bold" officeooo:rsid="002005f5" officeooo:paragraph-rsid="002005f5" style:font-weight-asian="bold" style:font-weight-complex="bold"/>
    </style:style>
    <style:style style:name="P11" style:family="paragraph" style:parent-style-name="Standard" style:list-style-name="L1">
      <style:text-properties fo:font-weight="bold" officeooo:rsid="00217823" officeooo:paragraph-rsid="00217823" style:font-weight-asian="bold" style:font-weight-complex="bold"/>
    </style:style>
    <style:style style:name="P12" style:family="paragraph" style:parent-style-name="Standard" style:list-style-name="L1">
      <style:text-properties fo:font-weight="bold" officeooo:rsid="0024771a" officeooo:paragraph-rsid="00275236" style:font-weight-asian="bold" style:font-weight-complex="bold"/>
    </style:style>
    <style:style style:name="P13" style:family="paragraph" style:parent-style-name="Standard" style:list-style-name="L1">
      <style:text-properties fo:font-weight="bold" officeooo:rsid="0027d636" officeooo:paragraph-rsid="0027d636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288814" officeooo:paragraph-rsid="00288814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17823" officeooo:paragraph-rsid="00217823" style:font-weight-asian="normal" style:font-weight-complex="normal"/>
    </style:style>
    <style:style style:name="P16" style:family="paragraph" style:list-style-name="L1">
      <style:text-properties fo:font-weight="bold" style:font-weight-asian="bold" style:font-weight-complex="bold"/>
    </style:style>
    <style:style style:name="T1" style:family="text">
      <style:text-properties officeooo:rsid="002005f5"/>
    </style:style>
    <style:style style:name="T2" style:family="text">
      <style:text-properties officeooo:rsid="00235675"/>
    </style:style>
    <style:style style:name="T3" style:family="text">
      <style:text-properties officeooo:rsid="00275236"/>
    </style:style>
    <style:style style:name="T4" style:family="text">
      <style:text-properties fo:font-weight="normal" officeooo:rsid="0028881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502 – Level Design II – Session 5</text:h>
      <text:p text:style-name="P1"/>
      <text:p text:style-name="Heading">UE4 Lighting</text:p>
      <text:list xml:id="list6590929984645661114" text:style-name="L1">
        <text:list-item>
          <text:list>
            <text:list-item>
              <text:p text:style-name="P9"><text:span text:style-name="T1">Static Lights:</text:span></text:p>
              <text:list>
                <text:list-item>
                  <text:p text:style-name="P2">Precomputed.</text:p>
                </text:list-item>
                <text:list-item>
                  <text:p text:style-name="P2">Lowest performance cost.</text:p>
                </text:list-item>
                <text:list-item>
                  <text:p text:style-name="P2">Cannot be changed during gameplay.</text:p>
                </text:list-item>
                <text:list-item>
                  <text:p text:style-name="P2">Lightmaps are baked prior to gameplay.</text:p>
                </text:list-item>
                <text:list-item>
                  <text:p text:style-name="P2">Set lightmap resolution on meshes.</text:p>
                </text:list-item>
              </text:list>
            </text:list-item>
            <text:list-item>
              <text:p text:style-name="P10">Stationary Lights:</text:p>
              <text:list>
                <text:list-item>
                  <text:p text:style-name="P2">Brightness and color can change during gameplay.</text:p>
                </text:list-item>
                <text:list-item>
                  <text:p text:style-name="P3">Static and dynamic shadowing.</text:p>
                </text:list-item>
                <text:list-item>
                  <text:p text:style-name="P3">Medium performance cost.</text:p>
                </text:list-item>
              </text:list>
            </text:list-item>
            <text:list-item>
              <text:p text:style-name="P11">Movable Lights</text:p>
              <text:list>
                <text:list-item>
                  <text:p text:style-name="P3">Completely dynamic.</text:p>
                </text:list-item>
                <text:list-item>
                  <text:p text:style-name="P3">High performance cost.</text:p>
                </text:list-item>
              </text:list>
            </text:list-item>
            <text:list-item>
              <text:p text:style-name="P11">Light Type</text:p>
              <text:list>
                <text:list-item>
                  <text:p text:style-name="P15">Point light.</text:p>
                </text:list-item>
                <text:list-item>
                  <text:p text:style-name="P15">Spot Light</text:p>
                </text:list-item>
                <text:list-item>
                  <text:p text:style-name="P15">Directional Light</text:p>
                </text:list-item>
                <text:list-item>
                  <text:p text:style-name="P15">Sky Light</text:p>
                </text:list-item>
              </text:list>
            </text:list-item>
            <text:list-item>
              <text:p>Light functions:</text:p>
              <text:list>
                <text:list-item>
                  <text:p text:style-name="P3">Materials applied to filter a lights intensity.</text:p>
                </text:list-item>
                <text:list-item>
                  <text:p text:style-name="P4">Cannot control color.</text:p>
                </text:list-item>
                <text:list-item>
                  <text:p text:style-name="P4">Only available for Stationary and Moveable lights.</text:p>
                </text:list-item>
                <text:list-item>
                  <text:p text:style-name="P4">Create new Material &gt; Select Material Node &gt; Set Material Domain to “Light Function.”</text:p>
                </text:list-item>
                <text:list-item>
                  <text:p text:style-name="P4">Select a light <text:span text:style-name="T2">&gt; Light Function &gt; Set Texture</text:span></text:p>
                </text:list-item>
              </text:list>
            </text:list-item>
            <text:list-item>
              <text:p text:style-name="P12">Lightmass Global Illumination:</text:p>
            </text:list-item>
          </text:list>
        </text:list-item>
      </text:list>
      <text:p text:style-name="P5"><text:a xlink:type="simple" xlink:href="https://docs.unrealengine.com/latest/INT/Engine/Rendering/LightingAndShadows/Lightmass/index.html" text:style-name="Internet_20_link" text:visited-style-name="Visited_20_Internet_20_Link"><text:span text:style-name="T3">https://docs.unrealengine.com/latest/INT/Engine/Rendering/LightingAndShadows/Lightmass/index.html</text:span></text:a></text:p>
      <text:list xml:id="list235420873131791" text:continue-numbering="true" text:style-name="L1">
        <text:list-item>
          <text:list>
            <text:list-item>
              <text:list>
                <text:list-item>
                  <text:p text:style-name="P6">Provides GI and advanced lighting/shadowing.</text:p>
                </text:list-item>
                <text:list-item>
                  <text:p text:style-name="P6">Lightmass Importance Volume for realtime GI.</text:p>
                </text:list-item>
                <text:list-item>
                  <text:p text:style-name="P8">Translucent Shadowing</text:p>
                </text:list-item>
              </text:list>
            </text:list-item>
            <text:list-item>
              <text:p text:style-name="P13">Reflection Environment</text:p>
              <text:list>
                <text:list-item>
                  <text:p text:style-name="P14">Provides glossy reflections.</text:p>
                </text:list-item>
                <text:list-item>
                  <text:p text:style-name="P14">Reflection Capture Shapes</text:p>
                </text:list-item>
                <text:list-item>
                  <text:p text:style-name="P7"><text:span text:style-name="T4">Reflection Prob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8:40:06.299544525</meta:creation-date>
    <dc:date>2016-10-29T23:54:19.448652633</dc:date>
    <meta:editing-duration>PT3H21M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35" meta:word-count="164" meta:character-count="1058" meta:non-whitespace-character-count="959"/>
  </office:meta>
</office:document-meta>
</file>